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language="hu" fo:country="HU"/>
    </style:style>
    <style:style style:name="P3" style:family="paragraph" style:parent-style-name="Standard">
      <style:text-properties fo:language="hu" fo:country="HU" fo:font-weight="normal" style:font-weight-asian="normal" style:font-weight-complex="normal"/>
    </style:style>
    <style:style style:name="P4" style:family="paragraph" style:parent-style-name="Standard">
      <style:text-properties fo:language="hu" fo:country="HU" fo:font-weight="bold" style:font-weight-asian="bold" style:font-weight-complex="bold"/>
    </style:style>
    <style:style style:name="P5" style:family="paragraph" style:parent-style-name="Source_20_code">
      <style:text-properties fo:font-weight="normal" style:font-weight-asian="normal" style:font-weight-complex="normal"/>
    </style:style>
    <style:style style:name="P6" style:family="paragraph" style:parent-style-name="Source_20_code">
      <style:text-properties fo:language="hu" fo:country="HU"/>
    </style:style>
    <style:style style:name="P7" style:family="paragraph" style:parent-style-name="Source_20_code">
      <style:paragraph-properties fo:break-before="column"/>
    </style:style>
    <style:style style:name="P8" style:family="paragraph" style:parent-style-name="Source_20_code">
      <style:paragraph-properties fo:break-before="column"/>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hu" fo:country="HU"/>
    </style:style>
    <style:style style:name="T4" style:family="text">
      <style:text-properties fo:language="hu" fo:country="HU" fo:font-weight="bold" style:font-weight-asian="bold" style:font-weight-complex="bold"/>
    </style:style>
    <style:style style:name="T5" style:family="text">
      <style:text-properties fo:language="hu" fo:country="HU" fo:font-weight="normal" style:font-weight-asian="normal" style:font-weight-complex="normal"/>
    </style:style>
    <style:style style:name="Sect1"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Title">The mail address generator</text:p>
      <text:p text:style-name="P1">The mail address generator was created because almost every single country has its own rules for addressing a letter or parcel. Some countries have states or provinces, others don't. Some countries don't even <text:s/>have street names or postal codes. Others are not independent countries and packages must be addressed to their host country as a province. There are also special cases, for example US military forces in Europe are addressed as if they were in their own US state.</text:p>
      <text:p text:style-name="P1"/>
      <text:p text:style-name="Section_20_Title">Country data in values.json</text:p>
      <text:p text:style-name="P1">Each country of the world has its own record in values.json under the <text:span text:style-name="T1">countries </text:span>entry. A simplified example of China:</text:p>
      <text:p text:style-name="P1"/>
      <text:section text:style-name="Sect1" text:name="Section1">
        <text:p text:style-name="Source_20_code">"CN": {</text:p>
        <text:p text:style-name="Source_20_code"><text:tab/>"name": "中国",</text:p>
        <text:p text:style-name="Source_20_code"><text:tab/>"nameeng": "China",</text:p>
        <text:p text:style-name="Source_20_code"><text:tab/>"namehun": "Kína",</text:p>
        <text:p text:style-name="Source_20_code"><text:tab/>"capital": "Beijing",</text:p>
        <text:p text:style-name="Source_20_code"><text:tab/>"currency": "CNY",</text:p>
        <text:p text:style-name="Source_20_code"><text:tab/>"phonecode": "86",</text:p>
        <text:p text:style-name="Source_20_code"><text:tab/>"language": "cn",</text:p>
        <text:p text:style-name="Source_20_code"><text:tab/>"imperial": false,</text:p>
        <text:p text:style-name="Source_20_code"><text:tab/>"selectable_address": true,</text:p>
        <text:p text:style-name="Source_20_code"><text:tab/>"selectable_phone": true,</text:p>
        <text:p text:style-name="Source_20_code"><text:tab/>"regions": [</text:p>
        <text:p text:style-name="Source_20_code"><text:tab/><text:tab/>{</text:p>
        <text:p text:style-name="Source_20_code"><text:tab/><text:tab/><text:tab/>"name": "重庆",</text:p>
        <text:p text:style-name="Source_20_code"><text:tab/><text:tab/><text:tab/>"id": "CQ",</text:p>
        <text:p text:style-name="Source_20_code"><text:tab/><text:tab/><text:tab/>"nameeng": "Chongqing"</text:p>
        <text:p text:style-name="Source_20_code"><text:tab/><text:tab/>},</text:p>
        <text:p text:style-name="Source_20_code"><text:tab/><text:tab/>{</text:p>
        <text:p text:style-name="Source_20_code"><text:tab/><text:tab/><text:tab/>"name": "黑龙江",</text:p>
        <text:p text:style-name="Source_20_code"><text:tab/><text:tab/><text:tab/>"id": "HL",</text:p>
        <text:p text:style-name="Source_20_code"><text:tab/><text:tab/><text:tab/>"nameeng": "Heilongjiang"</text:p>
        <text:p text:style-name="Source_20_code"><text:tab/><text:tab/>}</text:p>
        <text:p text:style-name="Source_20_code"><text:tab/>]</text:p>
        <text:p text:style-name="Source_20_code">}</text:p>
        <text:p text:style-name="P8">country code</text:p>
        <text:p text:style-name="P5">country's name in native language/script</text:p>
        <text:p text:style-name="P5">Hungarian name (because I'm Hungarian)</text:p>
        <text:p text:style-name="P5">name of capital city</text:p>
        <text:p text:style-name="P5">currency code</text:p>
        <text:p text:style-name="P5">country's telephone code</text:p>
        <text:p text:style-name="P5">default language</text:p>
        <text:p text:style-name="P5">whether they use imperial units</text:p>
        <text:p text:style-name="P5">array of regions</text:p>
        <text:p text:style-name="P5">country is selectable for an address</text:p>
        <text:p text:style-name="P5">country is selectable for a phone no</text:p>
        <text:p text:style-name="P5">list of regions/states/provinces/etc</text:p>
        <text:p text:style-name="P5"/>
        <text:p text:style-name="P5">region's native name</text:p>
        <text:p text:style-name="P5">region's id</text:p>
        <text:p text:style-name="P5">English name, if necessary</text:p>
      </text:section>
      <text:p text:style-name="P5"/>
      <text:p text:style-name="P1">Not all countries have a <text:span text:style-name="T1">regions</text:span> array, even if they actually have regions (ie. Switzerland, Austria). Regions are only needed if the country's postal service requires the region to be denoted.</text:p>
      <text:p text:style-name="P1"/>
      <text:p text:style-name="P1">As a general rule, <text:span text:style-name="T1">selectable_address </text:span>is <text:span text:style-name="T1">false</text:span> if the country is not a sovereign nation and letters should be addressed into their host country. In this case the country will not show up in any address selector on the frontend.</text:p>
      <text:p text:style-name="P1"/>
      <text:p text:style-name="P1">The value of <text:span text:style-name="T1">selectable_phone </text:span>is <text:span text:style-name="T1">false </text:span>if the country has no phones. This pretty much only applies to Antarctica, so it can be considered a non-used value. Users on Antarctica should use a phone from some other country.</text:p>
      <text:p text:style-name="P1"/>
      <text:p text:style-name="Section_20_Title">Address formats</text:p>
      <text:p text:style-name="P1">Address formatting rules for various countries are stored in <text:span text:style-name="T1">addressforms.json. </text:span>Not all countries have their own entries. If the country isn't found, the formatting routine will fall back to <text:span text:style-name="T1">generic,</text:span> the first entry.<text:span text:style-name="T3"> There are other generic entries too, which are used for multiple countries having the same address format. For example </text:span><text:span text:style-name="T4">french </text:span><text:span text:style-name="T3">and</text:span><text:span text:style-name="T4"> british </text:span><text:span text:style-name="T3">are used for all territories of France and the UK respectively, </text:span><text:span text:style-name="T4">african </text:span><text:span text:style-name="T3">is for African countries with no delivery, etc.</text:span></text:p>
      <text:p text:style-name="P1"><text:soft-page-break/>If a country is using the exact same format as another (ie. French or British territories) a simple reference can be made to avoid redundancies and reduce file size.</text:p>
      <text:p text:style-name="P1"/>
      <text:p text:style-name="P3">Formatting rules have been collected from Universal Postal Union's website and other sources. They are believed to be accurate as of 2018. Updates may be necessary sometimes.</text:p>
      <text:p text:style-name="P1"/>
      <text:p text:style-name="P1">Each entry begins with the <text:span text:style-name="T1">nameOrder </text:span>value which determines how the <text:span text:style-name="T3">recipient's</text:span> name should be formatted. </text:p>
      <text:p text:style-name="P1"/>
      <text:p text:style-name="Source_20_code">"<text:span text:style-name="T3">nameOrder</text:span>": [</text:p>
      <text:p text:style-name="Source_20_code"><text:tab/>"title",</text:p>
      <text:p text:style-name="Source_20_code"><text:tab/>"firstname",</text:p>
      <text:p text:style-name="Source_20_code"><text:tab/>"middlename",</text:p>
      <text:p text:style-name="Source_20_code"><text:tab/>"lastname"</text:p>
      <text:p text:style-name="Source_20_code">]</text:p>
      <text:p text:style-name="Source_20_code"/>
      <text:p text:style-name="P1">In this case the recipient's name will be printed as <text:span text:style-name="T1">Mr. John J. Rambo. </text:span>But for a Hungarian person there is no title and the name order is different:</text:p>
      <text:p text:style-name="P1"/>
      <text:p text:style-name="Source_20_code">"nameOrder": [</text:p>
      <text:p text:style-name="Source_20_code"><text:tab/>"lastname",</text:p>
      <text:p text:style-name="Source_20_code"><text:tab/>"middlename",</text:p>
      <text:p text:style-name="Source_20_code"><text:tab/>"firstname"</text:p>
      <text:p text:style-name="Source_20_code">]</text:p>
      <text:p text:style-name="P5"/>
      <text:p text:style-name="P1">Therefore he will be <text:span text:style-name="T1">Ramb</text:span><text:span text:style-name="T4">ó J. János.</text:span></text:p>
      <text:p text:style-name="P1"/>
      <text:p text:style-name="P3">The next array contains the fields of the address and associated formatting rules. The fields are the following:</text:p>
      <text:p text:style-name="P3"/>
      <text:section text:style-name="Sect1" text:name="Section2">
        <text:p text:style-name="Source_20_code">{</text:p>
        <text:p text:style-name="Source_20_code"><text:tab/>"fieldname": "name",</text:p>
        <text:p text:style-name="Source_20_code"><text:tab/>"capitalize": true,</text:p>
        <text:p text:style-name="Source_20_code"><text:tab/>"trail": "\n",</text:p>
        <text:p text:style-name="Source_20_code"><text:tab/>"mandatory": false</text:p>
        <text:p text:style-name="Source_20_code">},</text:p>
        <text:p text:style-name="Source_20_code"/>
        <text:p text:style-name="P7"/>
        <text:p text:style-name="P6">Name of field</text:p>
        <text:p text:style-name="P6">Capitalize field</text:p>
        <text:p text:style-name="P6">String to add after</text:p>
        <text:p text:style-name="P6">Is it mandatory to include in the address?</text:p>
      </text:section>
      <text:p text:style-name="P5"/>
      <text:p text:style-name="P3">The name of the field determines its content. Valid values are:</text:p>
      <text:p text:style-name="P3"/>
      <text:p text:style-name="P4">name<text:tab/><text:tab/><text:span text:style-name="T2">The recipient's name, formatted according to </text:span>nameOrder</text:p>
      <text:p text:style-name="P4">organization<text:tab/><text:span text:style-name="T2">Organization (company, etc). Recommended to set </text:span>mandatory <text:span text:style-name="T2">to </text:span>false.</text:p>
      <text:p text:style-name="P4">address1<text:tab/><text:span text:style-name="T2">First line of address</text:span></text:p>
      <text:p text:style-name="P4">address2<text:tab/><text:span text:style-name="T2">Second line of address. Recommended to set </text:span>mandatory <text:span text:style-name="T2">to </text:span>false.</text:p>
      <text:p text:style-name="P4">address3<text:tab/><text:span text:style-name="T2">Third line of address. Recommended to set </text:span>mandatory <text:span text:style-name="T2">to </text:span>false.</text:p>
      <text:p text:style-name="P4">apartment<text:tab/><text:span text:style-name="T2">Apartment code or number. <text:s/>Recommended to set </text:span>mandatory <text:span text:style-name="T2">to </text:span>false.</text:p>
      <text:p text:style-name="P4">locality<text:tab/><text:span text:style-name="T2">Name of locality (city, village, etc)</text:span></text:p>
      <text:p text:style-name="P4">region.name<text:tab/><text:span text:style-name="T2">Name of region (ie. „Ontario”). The native name will be printed.</text:span></text:p>
      <text:p text:style-name="P4">region.id<text:tab/><text:span text:style-name="T2">ID of region (ie. „ON”)</text:span></text:p>
      <text:p text:style-name="P4">country<text:tab/><text:span text:style-name="T2">Name of country. The English name will be printed.</text:span></text:p>
      <text:p text:style-name="P4">country.id<text:tab/><text:span text:style-name="T2">ID of country (ie. „CA”)</text:span></text:p>
      <text:p text:style-name="Section_20_Title"><text:span text:style-name="T4"/></text:p>
      <text:p text:style-name="Section_20_Title"><text:soft-page-break/><text:span text:style-name="T1">Using another country's address format</text:span></text:p>
      <text:p text:style-name="Standard"><text:span text:style-name="T3">If a country uses the exact same format as another, you can indicate it like this:</text:span></text:p>
      <text:p text:style-name="P2"/>
      <text:p text:style-name="Source_20_code">"GH": {</text:p>
      <text:p text:style-name="Source_20_code"><text:tab/>"redirect": "<text:span text:style-name="T3">african</text:span>"</text:p>
      <text:p text:style-name="Source_20_code">}</text:p>
      <text:p text:style-name="Source_20_code"/>
      <text:p text:style-name="P2">In the above case, Ghana will use the <text:span text:style-name="T1">african</text:span> address format. It could be redirected to any other country. The redirection only affects the way the address is printed, and not how address entry forms are generated on the frontend.</text:p>
      <text:p text:style-name="P2"/>
      <text:p text:style-name="Section_20_Title">Controlling the form generator</text:p>
      <text:p text:style-name="Standard">Th<text:span text:style-name="T3">is JSON file also controls how addresses will be entered into forms on the frontend. The frontend will download these settings once upon initialization.</text:span></text:p>
      <text:p text:style-name="Standard"><text:span text:style-name="T3"/></text:p>
      <text:p text:style-name="Standard"><text:span text:style-name="T3">The country will always be the first in the form, and will change the rest of the fields accordingly. If there is a region field, it will come second.</text:span></text:p>
      <text:p text:style-name="Standard"><text:span text:style-name="T3"/></text:p>
      <text:p text:style-name="Standard"><text:span text:style-name="T5">The </text:span><text:span text:style-name="T4">mandatory </text:span><text:span text:style-name="T5">field will decide whether the field is mandatory to fill.</text:span></text:p>
      <text:p text:style-name="Standard"><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ource_20_code" style:display-name="Source code" style:family="paragraph" style:parent-style-name="Standard">
      <style:paragraph-properties fo:margin-left="0.499cm" fo:margin-right="0cm" fo:text-indent="0cm" style:auto-text-indent="false">
        <style:tab-stops>
          <style:tab-stop style:position="0.499cm"/>
          <style:tab-stop style:position="1cm"/>
          <style:tab-stop style:position="1.499cm"/>
          <style:tab-stop style:position="2cm"/>
        </style:tab-stops>
      </style:paragraph-properties>
      <style:text-properties style:font-name="Courier New" fo:font-size="10pt" fo:font-weight="normal" style:font-name-asian="Courier New" style:font-size-asian="10pt" style:font-weight-asian="normal" style:font-size-complex="10pt" style:font-weight-complex="normal"/>
    </style:style>
    <style:style style:name="Title" style:family="paragraph" style:parent-style-name="Standard" style:next-style-name="Subtitle">
      <style:paragraph-properties fo:text-align="center" style:justify-single-word="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ection_20_Title" style:display-name="Section Title" style:family="paragraph" style:parent-style-name="Standard">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más Polgár</meta:initial-creator>
    <meta:creation-date>2018-06-08T23:23:24.29</meta:creation-date>
    <dc:date>2018-06-10T03:26:57.66</dc:date>
    <dc:creator>Tamás Polgár</dc:creator>
    <meta:editing-duration>P1DT3H15M10S</meta:editing-duration>
    <meta:editing-cycles>7</meta:editing-cycles>
    <meta:generator>OpenOffice/4.1.4$Win32 OpenOffice.org_project/414m5$Build-9788</meta:generator>
    <meta:document-statistic meta:table-count="0" meta:image-count="0" meta:object-count="0" meta:page-count="3" meta:paragraph-count="97" meta:word-count="810" meta:character-count="5007"/>
  </office:meta>
</office:document-meta>
</file>